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d13" officeooo:paragraph-rsid="001e1d13"/>
    </style:style>
    <style:style style:name="P2" style:family="paragraph" style:parent-style-name="Standard" style:list-style-name="L1">
      <style:text-properties officeooo:rsid="001e1d13" officeooo:paragraph-rsid="001e1d13"/>
    </style:style>
    <style:style style:name="P3" style:family="paragraph" style:parent-style-name="Standard" style:list-style-name="L2">
      <style:text-properties officeooo:rsid="001e1d13" officeooo:paragraph-rsid="001e1d13"/>
    </style:style>
    <style:style style:name="P4" style:family="paragraph" style:parent-style-name="Standard" style:list-style-name="L3">
      <style:text-properties officeooo:rsid="001e1d13" officeooo:paragraph-rsid="001e1d13"/>
    </style:style>
    <style:style style:name="P5" style:family="paragraph" style:parent-style-name="Standard" style:list-style-name="L3">
      <style:text-properties officeooo:rsid="001e1d13" officeooo:paragraph-rsid="001efc2d"/>
    </style:style>
    <style:style style:name="P6" style:family="paragraph" style:parent-style-name="Standard" style:list-style-name="L2">
      <style:text-properties officeooo:paragraph-rsid="001e1d13"/>
    </style:style>
    <style:style style:name="P7" style:family="paragraph" style:parent-style-name="Standard" style:list-style-name="L3">
      <style:text-properties fo:font-weight="bold" officeooo:rsid="001e1d13" officeooo:paragraph-rsid="001efc2d" style:font-weight-asian="bold" style:font-weight-complex="bold"/>
    </style:style>
    <style:style style:name="P8" style:family="paragraph" style:parent-style-name="Standard" style:list-style-name="L3">
      <style:text-properties officeooo:rsid="001efc2d" officeooo:paragraph-rsid="001efc2d"/>
    </style:style>
    <style:style style:name="P9" style:family="paragraph" style:parent-style-name="Standard" style:list-style-name="L3">
      <style:text-properties fo:font-style="normal" officeooo:rsid="001efc2d" officeooo:paragraph-rsid="001efc2d" style:font-style-asian="normal" style:font-style-complex="normal"/>
    </style:style>
    <style:style style:name="P10" style:family="paragraph" style:parent-style-name="Standard">
      <style:text-properties officeooo:rsid="001f9dd7" officeooo:paragraph-rsid="001f9dd7"/>
    </style:style>
    <style:style style:name="P11" style:family="paragraph" style:parent-style-name="Standard">
      <style:text-properties officeooo:rsid="0020811a" officeooo:paragraph-rsid="0020811a"/>
    </style:style>
    <style:style style:name="T1" style:family="text">
      <style:text-properties officeooo:rsid="001e1d13"/>
    </style:style>
    <style:style style:name="T2" style:family="text">
      <style:text-properties officeooo:rsid="001efc2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:</text:p>
      <text:list xml:id="list1282902792" text:style-name="L1">
        <text:list-item>
          <text:p text:style-name="P2">preconfigured AWS CLI</text:p>
        </text:list-item>
        <text:list-item>
          <text:p text:style-name="P2">Terraform</text:p>
        </text:list-item>
        <text:list-item>
          <text:p text:style-name="P2">Git</text:p>
        </text:list-item>
        <text:list-item>
          <text:p text:style-name="P2">Openssl</text:p>
        </text:list-item>
      </text:list>
      <text:p text:style-name="P1"/>
      <text:p text:style-name="P1">Steps:</text:p>
      <text:list xml:id="list3138301466" text:style-name="L2">
        <text:list-item>
          <text:p text:style-name="P6"><text:span text:style-name="T1">Pull repository </text:span><text:a xlink:type="simple" xlink:href="https://github.com/warp0/terraform" text:style-name="Internet_20_link" text:visited-style-name="Visited_20_Internet_20_Link"><text:span text:style-name="T1">https://github.com/warp0/terraform</text:span></text:a></text:p>
        </text:list-item>
        <text:list-item>
          <text:p text:style-name="P3">Set aws_region and name of the desired keypair in variables file</text:p>
        </text:list-item>
        <text:list-item>
          <text:p text:style-name="P3">Run bash script included.</text:p>
        </text:list-item>
      </text:list>
      <text:p text:style-name="P1"/>
      <text:p text:style-name="P1"/>
      <text:p text:style-name="P1">A) Infrastucture <text:span text:style-name="T2">(AWS)</text:span>:</text:p>
      <text:list xml:id="list500230968" text:style-name="L3">
        <text:list-header>
          <text:p text:style-name="P4">Bash script generates keypair for accessing instances, which we will create further and replaces any keys with similar names in the <text:span text:style-name="T2">working</text:span> directory. Then it calls terraform.</text:p>
          <text:p text:style-name="P7">Terraform :</text:p>
        </text:list-header>
        <text:list-item>
          <text:p text:style-name="P5"><text:span text:style-name="T2">D</text:span>eploys <text:span text:style-name="T2">public </text:span>key to AWS</text:p>
        </text:list-item>
        <text:list-item>
          <text:p text:style-name="P4">Creates VPC</text:p>
        </text:list-item>
        <text:list-item>
          <text:p text:style-name="P4">Creates public subnet and attaches relevant gateway and routing table (it may be reconfigured to create 2 subnets: public and NAT; the code may be found in relevant folder)</text:p>
        </text:list-item>
        <text:list-item>
          <text:p text:style-name="P8">Creates 3 security groups (any traffic within the VPC is allowed, ass well es outbound traffic and self-initiated traffic):</text:p>
          <text:list>
            <text:list-item>
              <text:p text:style-name="P8">Noport – firewall is configured not to allow any traffic initiated from outside</text:p>
            </text:list-item>
            <text:list-item>
              <text:p text:style-name="P8">Webserv – opens port 80 (for web services). <text:span text:style-name="T3">//perhaps it is better to add port 443</text:span></text:p>
            </text:list-item>
            <text:list-item>
              <text:p text:style-name="P8">SSH – opens port 22 <text:span text:style-name="T3">//perhaps it is better to replace port on the random one</text:span></text:p>
            </text:list-item>
          </text:list>
        </text:list-item>
        <text:list-item>
          <text:p text:style-name="P9">Creates instances:</text:p>
          <text:list>
            <text:list-item>
              <text:p text:style-name="P9">Bastion (attached to SSH security group)</text:p>
            </text:list-item>
            <text:list-item>
              <text:p text:style-name="P9">DevTools (attached to noport)</text:p>
            </text:list-item>
            <text:list-item>
              <text:p text:style-name="P9">CI (attached to webserv)</text:p>
            </text:list-item>
            <text:list-item>
              <text:p text:style-name="P9">QI (attached to webserv)</text:p>
            </text:list-item>
            <text:list-item>
              <text:p text:style-name="P9">Docker (attached to webserv)</text:p>
            </text:list-item>
          </text:list>
        </text:list-item>
        <text:list-item>
          <text:p text:style-name="P9">Installs and configures Ansible on Bastion</text:p>
        </text:list-item>
        <text:list-item>
          <text:p text:style-name="P9">Exports information on hosts in the VPC and private key to Bastion</text:p>
        </text:list-item>
        <text:list-item>
          <text:p text:style-name="P9">Runs playbook in the ./ansible/ directory</text:p>
          <text:p text:style-name="P9"/>
        </text:list-item>
      </text:list>
      <text:p text:style-name="P10">B) Provisoning (ansible):</text:p>
      <text:p text:style-name="P10"/>
      <text:p text:style-name="P11">C) Pipeline (jenkin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0:50:24.056846198</meta:creation-date>
    <dc:date>2019-06-29T11:09:51.350257243</dc:date>
    <meta:editing-duration>PT9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32" meta:character-count="1375" meta:non-whitespace-character-count="1193"/>
  </office:meta>
</office:document-meta>
</file>